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b23f" officeooo:paragraph-rsid="0007b23f"/>
    </style:style>
    <style:style style:name="P2" style:family="paragraph" style:parent-style-name="Standard">
      <style:text-properties officeooo:rsid="0007b23f" officeooo:paragraph-rsid="000eede8"/>
    </style:style>
    <style:style style:name="P3" style:family="paragraph" style:parent-style-name="Standard">
      <style:text-properties officeooo:rsid="0007b23f" officeooo:paragraph-rsid="001075ef"/>
    </style:style>
    <style:style style:name="P4" style:family="paragraph" style:parent-style-name="Standard">
      <style:text-properties officeooo:rsid="0007b23f" officeooo:paragraph-rsid="001554e8"/>
    </style:style>
    <style:style style:name="P5" style:family="paragraph" style:parent-style-name="Standard">
      <style:text-properties fo:font-weight="bold" officeooo:rsid="0007b23f" officeooo:paragraph-rsid="0007b23f" style:font-weight-asian="bold" style:font-weight-complex="bold"/>
    </style:style>
    <style:style style:name="P6" style:family="paragraph" style:parent-style-name="Standard">
      <style:text-properties fo:font-size="14pt" fo:font-weight="bold" officeooo:rsid="0007b23f" officeooo:paragraph-rsid="0007b23f" style:font-size-asian="14pt" style:font-weight-asian="bold" style:font-size-complex="14pt" style:font-weight-complex="bold"/>
    </style:style>
    <style:style style:name="P7" style:family="paragraph" style:parent-style-name="Standard">
      <style:text-properties fo:font-size="14pt" fo:font-weight="bold" officeooo:rsid="0007b23f" officeooo:paragraph-rsid="00297c5d" style:font-size-asian="14pt" style:font-weight-asian="bold" style:font-size-complex="14pt" style:font-weight-complex="bold"/>
    </style:style>
    <style:style style:name="P8" style:family="paragraph" style:parent-style-name="Standard">
      <style:text-properties fo:font-style="italic" officeooo:rsid="0007b23f" officeooo:paragraph-rsid="0007b23f" style:font-style-asian="italic" style:font-style-complex="italic"/>
    </style:style>
    <style:style style:name="P9" style:family="paragraph" style:parent-style-name="Standard">
      <style:text-properties style:text-line-through-style="solid" style:text-line-through-type="single" officeooo:rsid="0007b23f" officeooo:paragraph-rsid="0007b23f"/>
    </style:style>
    <style:style style:name="P10" style:family="paragraph" style:parent-style-name="Standard">
      <style:text-properties style:text-line-through-style="solid" style:text-line-through-type="single" style:text-underline-style="solid" style:text-underline-width="auto" style:text-underline-color="font-color" officeooo:rsid="0007b23f" officeooo:paragraph-rsid="0007b23f"/>
    </style:style>
    <style:style style:name="P11" style:family="paragraph" style:parent-style-name="Standard">
      <style:text-properties style:text-line-through-style="none" style:text-line-through-type="none" officeooo:rsid="0007b23f" officeooo:paragraph-rsid="0007b23f"/>
    </style:style>
    <style:style style:name="P12" style:family="paragraph" style:parent-style-name="Standard">
      <style:text-properties style:text-line-through-style="none" style:text-line-through-type="none" style:text-underline-style="none" officeooo:rsid="0007b23f" officeooo:paragraph-rsid="0007b23f"/>
    </style:style>
    <style:style style:name="P13" style:family="paragraph" style:parent-style-name="Standard">
      <style:text-properties fo:font-size="16pt" fo:font-weight="bold" officeooo:rsid="0007b23f" officeooo:paragraph-rsid="0007b23f" style:font-size-asian="16pt" style:font-weight-asian="bold" style:font-size-complex="16pt" style:font-weight-complex="bold"/>
    </style:style>
    <style:style style:name="T1" style:family="text">
      <style:text-properties officeooo:rsid="00095d4d"/>
    </style:style>
    <style:style style:name="T2" style:family="text">
      <style:text-properties officeooo:rsid="000a0098"/>
    </style:style>
    <style:style style:name="T3" style:family="text">
      <style:text-properties fo:font-style="italic" style:font-style-asian="italic" style:font-style-complex="italic"/>
    </style:style>
    <style:style style:name="T4" style:family="text">
      <style:text-properties fo:font-style="italic" officeooo:rsid="000eede8" style:font-style-asian="italic" style:font-style-complex="italic"/>
    </style:style>
    <style:style style:name="T5" style:family="text">
      <style:text-properties fo:font-style="italic" officeooo:rsid="0024095d" style:font-style-asian="italic" style:font-style-complex="italic"/>
    </style:style>
    <style:style style:name="T6" style:family="text">
      <style:text-properties fo:font-style="italic" officeooo:rsid="002d4508" style:font-style-asian="italic" style:font-style-complex="italic"/>
    </style:style>
    <style:style style:name="T7" style:family="text">
      <style:text-properties fo:font-style="italic" officeooo:rsid="0034813a"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0b5645"/>
    </style:style>
    <style:style style:name="T10" style:family="text">
      <style:text-properties officeooo:rsid="000b72ee"/>
    </style:style>
    <style:style style:name="T11" style:family="text">
      <style:text-properties officeooo:rsid="000babcb"/>
    </style:style>
    <style:style style:name="T12" style:family="text">
      <style:text-properties officeooo:rsid="000ccbec"/>
    </style:style>
    <style:style style:name="T13" style:family="text">
      <style:text-properties officeooo:rsid="000eede8"/>
    </style:style>
    <style:style style:name="T14" style:family="text">
      <style:text-properties fo:font-style="normal" style:font-style-asian="normal" style:font-style-complex="normal"/>
    </style:style>
    <style:style style:name="T15" style:family="text">
      <style:text-properties fo:font-style="normal" officeooo:rsid="000eede8" style:font-style-asian="normal" style:font-style-complex="normal"/>
    </style:style>
    <style:style style:name="T16" style:family="text">
      <style:text-properties fo:font-style="normal" officeooo:rsid="001075ef" style:font-style-asian="normal" style:font-style-complex="normal"/>
    </style:style>
    <style:style style:name="T17" style:family="text">
      <style:text-properties officeooo:rsid="001075ef"/>
    </style:style>
    <style:style style:name="T18" style:family="text">
      <style:text-properties officeooo:rsid="00139ed1"/>
    </style:style>
    <style:style style:name="T19" style:family="text">
      <style:text-properties officeooo:rsid="001403d5"/>
    </style:style>
    <style:style style:name="T20" style:family="text">
      <style:text-properties officeooo:rsid="0014b16a"/>
    </style:style>
    <style:style style:name="T21" style:family="text">
      <style:text-properties officeooo:rsid="001554e8"/>
    </style:style>
    <style:style style:name="T22" style:family="text">
      <style:text-properties officeooo:rsid="0016eef8"/>
    </style:style>
    <style:style style:name="T23" style:family="text">
      <style:text-properties officeooo:rsid="00177457"/>
    </style:style>
    <style:style style:name="T24" style:family="text">
      <style:text-properties officeooo:rsid="001c5ab6"/>
    </style:style>
    <style:style style:name="T25" style:family="text">
      <style:text-properties officeooo:rsid="001db7a5"/>
    </style:style>
    <style:style style:name="T26" style:family="text">
      <style:text-properties officeooo:rsid="001eecc8"/>
    </style:style>
    <style:style style:name="T27" style:family="text">
      <style:text-properties officeooo:rsid="00206ce2"/>
    </style:style>
    <style:style style:name="T28" style:family="text">
      <style:text-properties officeooo:rsid="00212d1d"/>
    </style:style>
    <style:style style:name="T29" style:family="text">
      <style:text-properties officeooo:rsid="00222a3e"/>
    </style:style>
    <style:style style:name="T30" style:family="text">
      <style:text-properties officeooo:rsid="0024095d"/>
    </style:style>
    <style:style style:name="T31" style:family="text">
      <style:text-properties officeooo:rsid="002492d4"/>
    </style:style>
    <style:style style:name="T32" style:family="text">
      <style:text-properties officeooo:rsid="00264a0f"/>
    </style:style>
    <style:style style:name="T33" style:family="text">
      <style:text-properties officeooo:rsid="0027694b"/>
    </style:style>
    <style:style style:name="T34" style:family="text">
      <style:text-properties officeooo:rsid="00283a0f"/>
    </style:style>
    <style:style style:name="T35" style:family="text">
      <style:text-properties officeooo:rsid="00297c5d"/>
    </style:style>
    <style:style style:name="T36" style:family="text">
      <style:text-properties officeooo:rsid="002a9c9d"/>
    </style:style>
    <style:style style:name="T37" style:family="text">
      <style:text-properties officeooo:rsid="002c0a03"/>
    </style:style>
    <style:style style:name="T38" style:family="text">
      <style:text-properties officeooo:rsid="002d0542"/>
    </style:style>
    <style:style style:name="T39" style:family="text">
      <style:text-properties officeooo:rsid="002d4508"/>
    </style:style>
    <style:style style:name="T40" style:family="text">
      <style:text-properties officeooo:rsid="002d826a"/>
    </style:style>
    <style:style style:name="T41" style:family="text">
      <style:text-properties officeooo:rsid="002dce27"/>
    </style:style>
    <style:style style:name="T42" style:family="text">
      <style:text-properties officeooo:rsid="002f94ec"/>
    </style:style>
    <style:style style:name="T43" style:family="text">
      <style:text-properties officeooo:rsid="003127ce"/>
    </style:style>
    <style:style style:name="T44" style:family="text">
      <style:text-properties officeooo:rsid="0031593a"/>
    </style:style>
    <style:style style:name="T45" style:family="text">
      <style:text-properties style:text-line-through-style="none" style:text-line-through-type="none"/>
    </style:style>
    <style:style style:name="T46" style:family="text">
      <style:text-properties style:text-line-through-style="none" style:text-line-through-type="none" officeooo:rsid="00327fed"/>
    </style:style>
    <style:style style:name="T47" style:family="text">
      <style:text-properties officeooo:rsid="0032fac4"/>
    </style:style>
    <style:style style:name="T48" style:family="text">
      <style:text-properties officeooo:rsid="00336000"/>
    </style:style>
    <style:style style:name="T49" style:family="text">
      <style:text-properties officeooo:rsid="0034813a"/>
    </style:style>
    <style:style style:name="T50" style:family="text">
      <style:text-properties officeooo:rsid="00355841"/>
    </style:style>
    <style:style style:name="T51" style:family="text">
      <style:text-properties officeooo:rsid="003670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1">ENTENDIENDO EL ENJAMBRE</text:span></text:p>
      <text:p text:style-name="P6"/>
      <text:p text:style-name="P1">El 7 de junio de 2009, el Partido Pirata sueco consiguió 225,915 votos en las elecciones europeas, convirtiéndose en el partido más grande en el grupo demográfico <text:span text:style-name="T2">bajo los 30 años</text:span> más codiciado. Nuestro presupuesto de la campaña era de cincuenta mil euros. Nuestros competidores habían pasado seis millones. Habíamos pasado de menos de 1 por ciento de su presupuesto y todavía les g<text:span text:style-name="T2">anamos</text:span>, <text:span text:style-name="T2">eso </text:span>nos da una ventaja costo-eficiencia de más de <text:span text:style-name="T3">dos órdenes de magnitud</text:span>. Esto se debió enteramente a <text:span text:style-name="T3">swarmwise</text:span> de trabajo y los métodos se puede<text:span text:style-name="T2">n</text:span> traducir a casi cualquier actividad organizada a gran escala. Este libro trata de esa salsa secreta.</text:p>
      <text:p text:style-name="P1"/>
      <text:p text:style-name="P1">Una organización <text:span text:style-name="T10">tipo</text:span> enjambre es un esfuerzo de descentralización, colaboración de voluntarios que se parece a una organización jerárquica, tradicional desde el exterior. Está construido por un pequeño núcleo de personas que construyen un andamiaje <text:span text:style-name="T10">que va </text:span>a la gente, lo que permite un gran número de voluntarios para colaborar en un objetivo común en cantidades de personas que no son posibles antes de que la red est<text:span text:style-name="T10">e</text:span> disponible.</text:p>
      <text:p text:style-name="P1"/>
      <text:p text:style-name="P1">Trabajar con un enjambre requiere que hagas un montón de cosas completamente opuesta<text:span text:style-name="T10">s</text:span> a lo que se aprende en una escuela de negocios arquetípic<text:span text:style-name="T10">a</text:span>. Es necesario liberar el control de su marca y sus mensajes. Es necesario delegar <text:span text:style-name="T10">a</text:span>l punto en el que cualquier persona puede <text:span text:style-name="T10">tomar</text:span> casi cualquier decisión para toda la organización. Tienes que aceptar y abrazar que las personas en la organización <text:s/>ha<text:span text:style-name="T10">gan</text:span> exactamente lo que les plazca, y la única manera de conducir es inspirar a querer ir a donde <text:span text:style-name="T10">se</text:span> desea que la organización como un todo <text:span text:style-name="T10">se diriga</text:span>.</text:p>
      <text:p text:style-name="P1"/>
      <text:p text:style-name="P1">Es sólo después de que suelt<text:span text:style-name="T11">a</text:span> ese control, el tipo de control que las organizaciones y los gerentes han <text:span text:style-name="T11">mantenido por </text:span>siglos, que <text:span text:style-name="T11">se </text:span>puede aprovechar los beneficios de<text:span text:style-name="T11">l enjambre</text:span>: la misma ventaja de costo-eficiencia y <text:span text:style-name="T11">de </text:span>velocidad <text:span text:style-name="T11">de </text:span>ejecución frente a la competencia que el Partido Pirata sueco disfrutó. Este libro le enseñará los métodos, desde la formación del enjambre a su crecimiento, el mantenimiento y <text:span text:style-name="T11">el resultado</text:span>. No te va a enseñar la teoría subyacente de psicología y sociología - simplemente <text:span text:style-name="T11">es el </text:span>compartir experiencias y métodos que han sido probados para trabajar en la práctica.</text:p>
      <text:p text:style-name="P1"/>
      <text:p text:style-name="P1">Cuando <text:span text:style-name="T12">di inicio a</text:span>l enjambre del Partido Pirata sueco, había publicado un manifiesto en bruto en un sitio web bastante feo y mencion<text:span text:style-name="T12">e</text:span> el sitio sólo una vez en un canal de chat de un <text:span text:style-name="T12">sala</text:span> de intercambio de archivos. Esa fue toda la publicidad que le ha<text:span text:style-name="T12">bía</text:span> pasado; al día siguiente, el partido tenía cientos de activistas. El tiempo, el contexto social, y el mensaje son cruciales - pero si usted tiene esos tres, el enjambre inicial <text:span text:style-name="T12">llegara </text:span>como abejas a la miel en horas. Crecer y mant<text:span text:style-name="T12">enerse</text:span> también será crucial, pero esos son los próximos desafíos. Tomamos uno de los retos a la vez.</text:p>
      <text:p text:style-name="P1"/>
      <text:p text:style-name="P2"><text:span text:style-name="T19">D</text:span>escribi<text:span text:style-name="T19">remos</text:span> el concepto <text:span text:style-name="T12">de </text:span>enjambre, es fácil pensar en pur<text:span text:style-name="T19">a</text:span>s <text:span text:style-name="T18">nubes</text:span> amorf<text:span text:style-name="T18">a</text:span>s descentralizad<text:span text:style-name="T18">a</text:span>s, como <text:span text:style-name="T8">Anonymous</text:span> o el movimiento <text:span text:style-name="T3">Occupy Wall Street</text:span>. Sin embargo, mientras estos enjambres comparten valores, no comparten la <text:span text:style-name="T3">dirección</text:span> o <text:span text:style-name="T3">método</text:span>. Eso significa que se limitan a tener éxito en pequeños proyectos que abarcan un número relativamente pequeño de personas durante un período de tiempo relativamente corto, incluso si cada uno de esos pequeños proyectos construye la <text:span text:style-name="T4">marca </text:span><text:span text:style-name="T15">de</text:span> <text:span text:style-name="T8">Anonymous</text:span> o <text:span text:style-name="T13">d</text:span>el movimiento <text:span text:style-name="T3">Occupy Wall Street</text:span>.</text:p>
      <text:p text:style-name="P1"/>
      <text:p text:style-name="P3">La cohesión débil de <text:span text:style-name="T8">Anonymous</text:span> o <text:span text:style-name="T13">d</text:span>el movimiento <text:span text:style-name="T3">Occupy Wall Street </text:span><text:span text:style-name="T16">es</text:span> parcialmente atribui<text:span text:style-name="T17">ble</text:span> a su elección de <text:span text:style-name="T20">no tener un </text:span>líder. Mientras que esto trae <text:span text:style-name="T20">resilencia</text:span>, ya que ningún líder puede ser blanco de los adversarios, sacrifica dirección y propósito. He encontrado que los métodos comunitarios de Internet típicos de inclusión, cuando se combinan con un fuerte liderazgo, funcionan mucho mejor para <text:soft-page-break/>lograr un cambio global que trabaja<text:span text:style-name="T17">r sin lider </text:span>bajo una bandera común.</text:p>
      <text:p text:style-name="P1"/>
      <text:p text:style-name="P4">Aprendí algunas de estas técnicas al ser entrenado para el rango de oficial en el ejército, y aún más de ellos participando en muchas comunidades en línea. Pero la receta de la salsa secreta de la eficiencia de costes <text:span text:style-name="T21">en el</text:span> enjambre sólo <text:span text:style-name="T21">m</text:span>e <text:span text:style-name="T21">llegó</text:span> cuando tomé <text:span text:style-name="T21">el entrenamiento par</text:span>a <text:span text:style-name="T21">la </text:span>formación de oficial, <text:span text:style-name="T21">donde se inculcaba fuertes</text:span> valores grup<text:span text:style-name="T21">ales</text:span>, mezclado <text:span text:style-name="T21">co</text:span>n <text:span text:style-name="T21">los </text:span>sólidos valores de participación y comunicación de masas de bajo costo <text:span text:style-name="T21">en</text:span> <text:span text:style-name="T21">internet</text:span>, y añadí un poco de experiencia en gestión de la <text:span text:style-name="T50">era de las</text:span> <text:span text:style-name="T3">punto-com</text:span>.</text:p>
      <text:p text:style-name="P1"/>
      <text:p text:style-name="P1"><text:span text:style-name="T22">La </text:span>era <text:span text:style-name="T3">punto-com</text:span> <text:span text:style-name="T22">fue</text:span> bastante especial como gerente en el campo de las TI. Si <text:span text:style-name="T22">a t</text:span>u gente no les gustó lo que dij<text:span text:style-name="T22">iste</text:span> en la reunión de mañana, ellos alegremente <text:span text:style-name="T22">podían </text:span>salir del edificio y t<text:span text:style-name="T22">e</text:span>ne<text:span text:style-name="T22">r</text:span> un nuevo trabajo antes del almuerzo. <text:span text:style-name="T23">T</text:span>u sueldo era mucho más reemplazable <text:span text:style-name="T23">para ellos como</text:span> empleados <text:span text:style-name="T23">de</text:span> ti. La gente no trabaja por el dinero.</text:p>
      <text:p text:style-name="P1"/>
      <text:p text:style-name="P1">Por lo tanto, esta experiencia se traslada directamente a trabajar con voluntarios, donde las personas no trabajan p<text:span text:style-name="T24">or</text:span> el dinero o <text:span text:style-name="T24">el </text:span>bien (ya que no están recibiendo ningun<text:span text:style-name="T24">o</text:span>). Liderazgo y refuerzo positivo son la clave.</text:p>
      <text:p text:style-name="P1"/>
      <text:p text:style-name="P5">Quizá lo más importante, enfo<text:span text:style-name="T25">cat</text:span>e en <text:span text:style-name="T25">que </text:span>el enjambre está siempre <text:span text:style-name="T25">haciendo</text:span> lo que todo el mundo <text:span text:style-name="T3">puede</text:span> hacer, y nunca <text:span text:style-name="T25">en </text:span>lo que la gente <text:span text:style-name="T3">no puede</text:span> o <text:span text:style-name="T3">debe</text:span> hacer.</text:p>
      <text:p text:style-name="P1"/>
      <text:p text:style-name="P1">Esto <text:span text:style-name="T26">lo </text:span>establece por completo al margen <text:span text:style-name="T26">en</text:span> una sociedad tradicional o institución democrática, que se enfoca fuertemente en lo que la gente debe hacer y lo<text:span text:style-name="T26">s</text:span> límites <text:span text:style-name="T26">en los que</text:span> están confinados. Esta diferencia es parte de por qué un enjambre puede ser tan eficaz: todo el mundo puede encontrar algo que le gusta hacer, todo el tiempo, de una paleta <text:span text:style-name="T26">(o conjunto de acciones a hacer) </text:span>sugerid<text:span text:style-name="T26">a</text:span> que promueve los objetivos del enjambre <text:s/>y no hay nadie allí para decirle a la gente qué cosas debe o no se puede<text:span text:style-name="T26">n</text:span> hacer.</text:p>
      <text:p text:style-name="P1"/>
      <text:p text:style-name="P1">Más bien, la gente <text:span text:style-name="T27">se </text:span>inspira mutuamente. No hay líneas de informes entre los activistas. Como todo el mundo se comunica con todo el mundo todo el tiempo, los proyectos exitosos crea<text:span text:style-name="T27">n</text:span> rápidamente ondas a otras partes del enjambre. Las menos exitos<text:span text:style-name="T27">o</text:span>s hacen que el enjambre aprend<text:span text:style-name="T27">a</text:span> y s<text:span text:style-name="T27">iga</text:span> adelante, sin dedos apuntan<text:span text:style-name="T27">do</text:span>.</text:p>
      <text:p text:style-name="P1"/>
      <text:p text:style-name="P1">Si quieres liderazgo en un enjambre, <text:span text:style-name="T28">s</text:span>e pone<text:span text:style-name="T28">n</text:span> de pie y d<text:span text:style-name="T28">icen</text:span>: "<text:span text:style-name="T3">Voy a hacer X, porque yo creo que va a lograr Y. Cualquier persona que quiera unirse a mí en hacer X es más que bienvenido.</text:span>" Cualquier persona en el enjambre puede ponerse de pie y decir esto, y <text:span text:style-name="T28">a </text:span>todo el mundo se <text:span text:style-name="T28">le </text:span>anima a <text:span text:style-name="T28">hacerlo</text:span>. Esto crea rápidamente una estructura informal pero tremendamente fuerte <text:span text:style-name="T28">de </text:span>liderazgo donde las personas buscan papeles que maximicen su impacto en la promoción de los objetivos del enjambre, todo está sucediendo orgánicamente y sin ningún tipo de planificación central y organigramas.</text:p>
      <text:p text:style-name="P1"/>
      <text:p text:style-name="P1">En <text:span text:style-name="T29">el</text:span> fondo, lo que diferencia a un enjambre, de las organizaciones tradicionales es su velocidad cegadora de operación, su <text:span text:style-name="T29">cercano-a-nada</text:span> costo de operación, y su gran número de voluntarios muy dedicados. <text:span text:style-name="T29">Las c</text:span>orporaciones tradicionales y las instituciones democráticas parecen funcionar a velocidades <text:span text:style-name="T3">glaciales</text:span> <text:span text:style-name="T29">vistas </text:span>desde <text:span text:style-name="T29">el inte</text:span>rior de un enjambre. Esa es también la razón por <text:span text:style-name="T29">la que</text:span>un enjambre puede cambiar el mundo: <text:span text:style-name="T29">rodea a</text:span> las organizaciones tradicionales en términos de calidad y cantidad de trabajo, así como en la eficiencia de los recursos.</text:p>
      <text:p text:style-name="P1"/>
      <text:p text:style-name="P1"/>
      <text:p text:style-name="P1"/>
      <text:p text:style-name="P6"><text:soft-page-break/>EL ENJAMBRE ES ABIERT<text:span text:style-name="T9">O</text:span> ...</text:p>
      <text:p text:style-name="P1"/>
      <text:p text:style-name="P1">Un aspecto clave del enjambre es que está abierto a todas las personas que quieran participar en la carga de trabajo. En realidad, es más abiert<text:span text:style-name="T30">o, </text:span>se <text:span text:style-name="T3">anima</text:span> a todo<text:span text:style-name="T30">s</text:span> a recoger los elementos de trabajo de una lista pública, sin pedir permiso a nadie, y simplemente empezar a hacer<text:span text:style-name="T30">los</text:span>. No hay proceso de contratación. Cualquier persona que quiera contribuir a la meta, en su propia manera y de acuerdo a su propia capacidad, es bienvenid<text:span text:style-name="T30">a</text:span> a hacerlo. Esto contrasta notablemente con la contratación de los procesos en las organizaciones tradicionales, donde la gente tiene que pasar algún tipo de prueba con el fin de empezar a trabajar para la organización.</text:p>
      <text:p text:style-name="P1"/>
      <text:p text:style-name="P1">La ventaja de este enfoque es que los recursos del enjambre no se gastan <text:span text:style-name="T30">en </text:span>mantener a la gente <text:span text:style-name="T3">fuera</text:span> de él, se gastan en hacer que la gente <text:span text:style-name="T5">entre</text:span>. Por supuesto, un poco de trabajo será una <text:span text:style-name="T30">multi</text:span>plicación de esfuerzos ya que muchas personas estarán trabajando en lo mismo cuando nadie llega a decir<text:span text:style-name="T30">les</text:span> lo que deben hacer, el resultado será varias soluciones en paralelo, y el enjambre aprende rápidamente que soluciones trabaj<text:span text:style-name="T30">ar</text:span> y l<text:span text:style-name="T30">as</text:span> que no lo. El flujo de trabajo se convierte en un proceso iterativo y evolutivo de ensayo y error, de constante adaptación y mejora, sin la supervisión de nadie para que esto ocurra.</text:p>
      <text:p text:style-name="P1"/>
      <text:p text:style-name="P1">Ser abierto y acogedor es un rasgo definitorio clave de un enjambre.</text:p>
      <text:p text:style-name="P1"/>
      <text:p text:style-name="P6">... Y TRANSPARENTE</text:p>
      <text:p text:style-name="P1"/>
      <text:p text:style-name="P1">El enjambre no es sólo libre, sino que también es transparente como un rasgo definitorio. Casi no hay secretos en absoluto. Esto puede ser un concepto alucinante, <text:span text:style-name="T31">cuuando se</text:span> viene de una organización tradicional.</text:p>
      <text:p text:style-name="P1"/>
      <text:p text:style-name="P1">Todo es transparente por defecto. Los registros financieros s<text:span text:style-name="T31">o</text:span>n transparentes para que todos lo vean. Las discusiones sobre las estrategias y las tácticas son transparentes para que todos vean (y abiert<text:span text:style-name="T31">as</text:span> a <text:span text:style-name="T31">que</text:span> todos participen). Los conflictos son transparentes para que todos lo vean. Esto se debe a <text:span text:style-name="T31">que </text:span>todas las discusiones ocurren en lugares donde todos puedan verlas.</text:p>
      <text:p text:style-name="P1"/>
      <text:p text:style-name="P1">Esto proporciona confianza y seguridad. <text:span text:style-name="T31">Como </text:span>todo el mundo puede ver toda la información y todos los debates en la organización, proporciona un poderoso sentido de inclusión.</text:p>
      <text:p text:style-name="P1"/>
      <text:p text:style-name="P1">También proporciona un control muy eficaz <text:span text:style-name="T32">de los </text:span>rumor<text:span text:style-name="T32">es</text:span>. Se trata de una vacuna contra la desconfianza, ya que la desconfianza depende de la inanición de la información y la gente <text:span text:style-name="T32">saca</text:span> sus propias conclusiones a partir de datos incompletos.</text:p>
      <text:p text:style-name="P1"/>
      <text:p text:style-name="P1">La transparencia también es eficaz en la prevención <text:span text:style-name="T32">de la </text:span>escandalización: ha habido varios casos en el Partido Pirata sueco, donde los medios de comunicación se enteraron de un conflicto y <text:span text:style-name="T32">lo</text:span> sensacionali<text:span text:style-name="T32">zaron (</text:span>manera típica <text:span text:style-name="T32">de un </text:span>tabloide<text:span text:style-name="T32">)</text:span>, momento en el que una organización normal habría zozobrado, pero como todo el mundo <text:span text:style-name="T32">puede</text:span> leer las historias fue<text:span text:style-name="T32">rón</text:span> cap<text:span text:style-name="T32">aces</text:span> de ir a la fuente y leer el intercambio real y original de las palabras, no h<text:span text:style-name="T32">ay</text:span> rumores, y no ha<text:span text:style-name="T32">y</text:span>"<text:span text:style-name="T32">ella</text:span> dijo, el dijo.” Los conflictos no escal<text:span text:style-name="T32">a</text:span>n más allá del control cuando esta transparencia está en su lugar.</text:p>
      <text:p text:style-name="P1"/>
      <text:p text:style-name="P1">Por supuesto, esto no significa que todos los debates <text:span text:style-name="T33">en</text:span> el café o <text:span text:style-name="T33">cuando se toma algo</text:span> debe<text:span text:style-name="T33">n</text:span> ser registrad<text:span text:style-name="T33">os</text:span>. Eso crearía una carga de trabajo insostenible y no se puede <text:span text:style-name="T33">hacer c</text:span>umplir de todos modos. Pero sí significa que no se aplica para mantener a algunas personas <text:span text:style-name="T34">a</text:span> distancia de la información que está disponible para otras personas, por lo que cuando las discusiones se llevan a cabo en línea, quedan <text:soft-page-break/>registradas y permanecen legibles.</text:p>
      <text:p text:style-name="P1"/>
      <text:p text:style-name="P8">"Cuidado con el que n<text:span text:style-name="T35">i</text:span>ega el acceso a la información, ya que en su corazón, sueña <text:span text:style-name="T35">en ser</text:span> <text:span text:style-name="T35">t</text:span>u amo." - Comisión Pravin Lal</text:p>
      <text:p text:style-name="P1"/>
      <text:p text:style-name="P1">En los pocos casos en los que se mantienen secretos, son para proteger la privacidad de las personas en el enjambre, y cualquiera puede encontrar fácilmente exactamente qué información se mantiene en secreto y, más importante, por lo que se mantiene en secreto y qu<text:span text:style-name="T36">i</text:span>e<text:span text:style-name="T36">n</text:span> tiene el conocimiento de la misma.</text:p>
      <text:p text:style-name="P1"/>
      <text:p text:style-name="P1">Un ejemplo de un secreto legítimo en un enjambre podría ser la identidad de los donantes, con el fin de proteger a los donantes y evitar conflictos de interes como personas que consciente o inconscientemente trat<text:span text:style-name="T37">en</text:span> de complacer a los donantes más grandes en lugar de trabajar hacia el objetivo general del enjambre. La persona que administra la cuenta bancaria y/o registros de tarjetas de crédito sabría esto, pero sería <text:span text:style-name="T37">su</text:span> tarea <text:span text:style-name="T37">conservar la información.</text:span> </text:p>
      <text:p text:style-name="P1"/>
      <text:p text:style-name="P1">Por último, pero no menos importante, se<text:span text:style-name="T37">r</text:span> totalmente transparente alivia el problema en las estructuras tradicionales de la cadena de mando, en <text:span text:style-name="T37">la</text:span> que alguien en el medio puede distorsionar la información <text:span text:style-name="T37">hacía</text:span> arriba o hacia abajo, ya sea consciente o inconscientemente, en e<text:span text:style-name="T37">ste</text:span> escenario cada eslabón de la cadena es un cuello de botella de la información . Al hacer que toda la información <text:span text:style-name="T37">este </text:span>disponible a todo el mundo, nadie va a tener la capacidad de distorsionar<text:span text:style-name="T37">la por</text:span> partes <text:span text:style-name="T37">en</text:span> la organización. Por el contrario, nadie habla de otras personas en un enjambre, como todo el mundo tiene su propia voz. Esto evita faccionalización, ya que no hay mandos medios tradicionales que pueden establecer sus propias metas que entran en conflicto con los del enjambre en general.</text:p>
      <text:p text:style-name="P1"/>
      <text:p text:style-name="P7"><text:span text:style-name="T35">¿</text:span>ASÍ QUE TIENE UNA IDEA PROVOCA<text:span text:style-name="T50">TIVA</text:span>?</text:p>
      <text:p text:style-name="P1"/>
      <text:p text:style-name="P1">Usted probablemente está leyendo este libro porque tiene un<text:span text:style-name="T38">a</text:span> o un par de ideas provocativas que acechan en la parte posterior de <text:span text:style-name="T38">su </text:span>cabeza y busca maneras de realizarl<text:span text:style-name="T38">a</text:span>s. Aquí, entonces, viene la parte aburrida de realizarlo<text:span text:style-name="T38">a</text:span>: ¿ha hecho los cálculos?</text:p>
      <text:p text:style-name="P1"/>
      <text:p text:style-name="P1">Todos los enjambres son una cuestión de <text:span text:style-name="T3">cantidad</text:span>. Cantidad de <text:span text:style-name="T3">personas</text:span>. Al igual que las hormigas en la selva amazónica, es una cuestión de dominar a sus oponentes con <text:span text:style-name="T3">biomasa</text:span> <text:span text:style-name="T3">pura</text:span> a través de la capacidad superior de organización y la capacidad de canalizar la energía de <text:span text:style-name="T38">los </text:span>voluntarios, el uso de su agilidad organizacional <text:span text:style-name="T38">para ser</text:span>e inmensamente más fuerte que sus adversarios, cuando y donde usted elige aparece<text:span text:style-name="T39">r</text:span>, al igual que las hormigas <text:span text:style-name="T39">que buscan rapidamente</text:span> dominar a un oponente por su capacidad para dirigir y reubicar su ventaja <text:span text:style-name="T39">en</text:span> biomasa local.</text:p>
      <text:p text:style-name="P1"/>
      <text:p text:style-name="P1">Así que este es el primer obstáculo que su idea debe pasar: ¿Son suficientes las personas afectadas por esta idea, y puede un número suficientemente grande de personas que se activará a contribuir a ella con el fin de pasar el umbral crítico? <text:span text:style-name="T39">¿</text:span>Se puede identificar el umbral?, y si es así, ¿cuánta gente tiene que subir a bordo para <text:span text:style-name="T39">que </text:span>su idea <text:span text:style-name="T39">tenga</text:span> éxito?</text:p>
      <text:p text:style-name="P1"/>
      <text:p text:style-name="P1">Como podemos ver, aquí es donde se pone un poco tradicional. Tenemos que determinar lo que el <text:span text:style-name="T14">criterio de éxito es.</text:span> ¿Qué acontecimiento<text:span text:style-name="T39">s</text:span> <text:span text:style-name="T3">constituye</text:span><text:span text:style-name="T6">n</text:span><text:span text:style-name="T3"> el éxito</text:span>?, y ¿qué se necesita para llegar a <text:span text:style-name="T40">el</text:span>?</text:p>
      <text:p text:style-name="P1"/>
      <text:p text:style-name="P1">P<text:span text:style-name="T39">ara</text:span> un nuevo partido político como el Partido Pirata sueco, el criterio de éxito es fácil de determinar: <text:span text:style-name="T3">ser elegido</text:span>. Hay muchos pequeños pasos en el camino allí, por supuesto, y muchos pasos después de que el objetivo se ha logrado (como permanecer electo). Pero nos da una meta tangible para trabajar.</text:p>
      <text:p text:style-name="P1"/>
      <text:p text:style-name="P1"><text:soft-page-break/>Vamos a ver cómo <text:span text:style-name="T40">se desdobla </text:span>este objetivo.</text:p>
      <text:p text:style-name="P1"/>
      <text:p text:style-name="P1">Necesitaríamos activistas en calidad y votantes en cantidad. <text:span text:style-name="T41">La p</text:span>olítica, después de todo, es estrictamente un juego de números. Es un deporte <text:span text:style-name="T41">llevado</text:span> a cabo en público.</text:p>
      <text:p text:style-name="P1"/>
      <text:p text:style-name="P1">En el caso del Partido Pirata, el detonante de la cantidad era <text:span text:style-name="T41">el</text:span> intercambio de archivos. En 2006, alrededor de 1,2 millones de ciudadanos <text:span text:style-name="T41">(</text:span>los votantes<text:span text:style-name="T41">)</text:span> en Suecia estaban compartiendo cultura y el conocimiento en violación del monopolio del derecho de autor y no ve<text:span text:style-name="T41">ía</text:span>n nada malo en ello, pero todavía estaban siendo demonizados activamente por el <text:span text:style-name="T3">establecimiento</text:span>.</text:p>
      <text:p text:style-name="P1"/>
      <text:p text:style-name="P1">Para entrar en el Parlamento, <text:span text:style-name="T42">se </text:span>necesita<text:span text:style-name="T42">n</text:span> 225.000 votos. Esto significaba que si sólo una cuarta parte de la gente demonizad<text:span text:style-name="T42">a</text:span> e<text:span text:style-name="T42">staba enojada</text:span> lo suficiente y no tom<text:span text:style-name="T42">aba sentada</text:span> ese tipo de trato, a continuación, el Partido Pirata <text:span text:style-name="T42">esta</text:span>ría en el Parlamento. Ese era nuestro objetivo, publicado en el primer día en el sitio web: 225.000 votos. Era creíble, era tangible, <text:span text:style-name="T42">era inclusivo</text:span>, <text:span text:style-name="T42">se cambiaba el </text:span>mundo.</text:p>
      <text:p text:style-name="P1"/>
      <text:p text:style-name="P11">Por supuesto, hubo otros factores de la sociedad a este conflicto, así, los temas subyacentes que son las libertades de palabra y de expresión, así como las libertades generales <text:span text:style-name="T43">en internet</text:span>. Pero si empiezas a hablar de conceptos abstractos, sólo tendrás bostez<text:span text:style-name="T43">os t</text:span>us posibles voluntarios. Necesitaremos un <text:span text:style-name="T43">plataforma </text:span>de reclutamiento grande con conceptos que son fáciles de relacionar con la vida cotidiana de las personas con el fin de hacer crecer el enjambre <text:span text:style-name="T43">a su</text:span> masa crítica.</text:p>
      <text:p text:style-name="P9"/>
      <text:p text:style-name="P12">Una vez dentro del enjambre, las personas y los activistas se esfuerzan por comprender los conceptos en un nivel más profundo. Necesitamos eso, también. Sin embargo, el área de superficie de la idea del enjambre debe ser suficientemente grande para alcanzar la cantidad suficiente de personas para <text:span text:style-name="T43">su</text:span> éxito.</text:p>
      <text:p text:style-name="P10"/>
      <text:p text:style-name="P12">Su idea debe ser posible desglosar<text:span text:style-name="T43">se</text:span> <text:span text:style-name="T43">con</text:span> es<text:span text:style-name="T43">t</text:span>e tipo de matemáticas. ¿Cuántas personas co<text:span text:style-name="T43">mprometidas en</text:span> un nivel mínimo, <text:span text:style-name="T43">se necesitan para que se tenga</text:span> éxito <text:span text:style-name="T43">en</text:span> la votación, la compra de un producto, o <text:span text:style-name="T43">la </text:span>firma <text:span text:style-name="T43">de</text:span> una petición?</text:p>
      <text:p text:style-name="P9"/>
      <text:p text:style-name="P11">Es necesario identificar el grupo de personas afectadas en una dirección positiva por <text:span text:style-name="T44">la</text:span> idea provocativa, estimar el tamaño de ese grupo, y luego hacer un cálculo aproximado en cuanto a qué parte de este grupo puede participar en el enjambre en el nivel más bajo de <text:span text:style-name="T44">su</text:span> activación <text:span text:style-name="T44">(del enjambre)</text:span>.</text:p>
      <text:p text:style-name="P9"/>
      <text:p text:style-name="P11">Sin embargo, recuerde que la escala de las cantidades de personas <text:span text:style-name="T44">de las </text:span>que estamos hablando. <text:span text:style-name="T44">Los e</text:span>njambres típicamente involucran a cientos de miles de personas, incluso millones. Están operados y coordinadas por algunos miles de personas que contribuyen al enjambre en su tiempo libre, y tal vez - sólo tal vez - hay una o dos personas a tiempo completo que coordinan la mayor parte de ell<text:span text:style-name="T44">o</text:span>.</text:p>
      <text:p text:style-name="P11"/>
      <text:p text:style-name="P11">Su enjambre puede tener requisitos m<text:span text:style-name="T44">uy</text:span> bajos para el éxito <text:span text:style-name="T44">no necesitando la </text:span>participación de un millón de personas, por supuesto. Sólo tú puedes saber eso. Pero por lo menos, usted necesita tomar <text:span text:style-name="T44">la</text:span> mejor respuesta <text:span text:style-name="T44">en</text:span> los números.</text:p>
      <text:p text:style-name="P9"/>
      <text:p text:style-name="P9"><text:span text:style-name="T45">Esto es difícil, debido a </text:span><text:span text:style-name="T46">que </text:span><text:span text:style-name="T45">conjeturas son lo </text:span><text:span text:style-name="T46">mejor</text:span><text:span text:style-name="T45"> que </text:span><text:span text:style-name="T46">se </text:span><text:span text:style-name="T45">conseguirá. Por ejemplo, un partido de los derechos de las mujeres en Suecia </text:span><text:span text:style-name="T46">(</text:span><text:span text:style-name="T45">que ya se encuentra entre los países más igualdad de género en el mundo</text:span><text:span text:style-name="T46">),</text:span><text:span text:style-name="T45"> afecta potencialmente </text:span><text:span text:style-name="T46">a la mitad</text:span><text:span text:style-name="T45"> de la base de votantes. Pero </text:span><text:span text:style-name="T46">¿</text:span><text:span text:style-name="T45">se puede activar una porción suficientemente grande de esas personas en la idea de promover la igualdad de los sexos? (Se intentó. </text:span><text:soft-page-break/><text:span text:style-name="T45">Resultó que no </text:span><text:span text:style-name="T46">se </text:span><text:span text:style-name="T45">podía.)</text:span></text:p>
      <text:p text:style-name="P9"/>
      <text:p text:style-name="P11">Por el contrario, tres años después de su lanzamiento, en 2009, el Partido Pirata sueco consiguió 225,915 votos en las elecciones europeas, asegura<text:span text:style-name="T47">ndo</text:span> sus primeros asientos. L<text:span text:style-name="T47">os calculos</text:span> matemátic<text:span text:style-name="T47">os</text:span> <text:span text:style-name="T47">coincidieron con</text:span> mi estimación inicial de 225.000 votos.</text:p>
      <text:p text:style-name="P9"/>
      <text:p text:style-name="P11">Así que para el resto de este libro, vamos a <text:span text:style-name="T47">da</text:span>r<text:span text:style-name="T47">le</text:span> una mirada a <text:span text:style-name="T47">la</text:span> idea de cómo formar un enjambre y ver lo que se necesita para ello, la forma en que el Partido Pirata sueco <text:span text:style-name="T47">fue exitoso </text:span>y comenzó a cambiar el mundo.</text:p>
      <text:p text:style-name="P11"/>
      <text:p text:style-name="P11">Vamos a empezar exam<text:span text:style-name="T48">ina</text:span>n<text:span text:style-name="T48">do</text:span> los momentos <text:span text:style-name="T48">en el</text:span> lanzamiento del enjambre, y ve<text:span text:style-name="T48">re</text:span>mos lo intenso que puede ser, y discutimos cómo un<text:span text:style-name="T49">a base</text:span> de gente <text:span text:style-name="T49">a quienes se recurre</text:span> <text:span text:style-name="T49">(</text:span><text:span text:style-name="T3">oficiales</text:span><text:span text:style-name="T49">)</text:span> se puede organizar <text:span text:style-name="T49">con el</text:span> fin de que el enjambre <text:span text:style-name="T49">cubra todo el </text:span><text:span text:style-name="T7">terreno designado</text:span><text:span text:style-name="T49">. V</text:span>amos a discutir técnicas y métodos <text:span text:style-name="T49">d</text:span>el enjambre <text:span text:style-name="T49">mismo</text:span>, incluso yendo a cosas prácticas como la entrega de <text:span text:style-name="T3">volantes/</text:span><text:span text:style-name="T7">flyers</text:span> y cómo se <text:span text:style-name="T3">enseña</text:span> a la gente a repartir<text:span text:style-name="T49">los</text:span> con eficacia.</text:p>
      <text:p text:style-name="P11"/>
      <text:p text:style-name="P11">Pasando de allí, vamos a echar un vistazo más de cerca cómo se pueden gestionar las operaciones <text:span text:style-name="T49">diarias </text:span>del enjambre, <text:span text:style-name="T49">una parte </text:span>gestión de proyectos <text:span text:style-name="T49">clásica</text:span>, <text:span text:style-name="T49">y una</text:span> gran parte de sabiduría sobre la resolución de conflictos, y una parte de métodos de preservación de la las metas del enjambre, la cultura y los valores <text:span text:style-name="T49">a</text:span> medida que crece.</text:p>
      <text:p text:style-name="P11"/>
      <text:p text:style-name="P11">Por último, vamos a echar un vistazo a cómo se utiliza la organización <text:span text:style-name="T49">del </text:span>enjambre resultante para <text:span text:style-name="T49">obtener</text:span> resultados a gran escala que cambian el mundo, así como lo que sucede cuando tienes <text:span text:style-name="T49">demasiaso </text:span>éxito.</text:p>
      <text:p text:style-name="P11"/>
      <text:p text:style-name="P11">Pero primero lo primero. Volvamos a esa idea provocativa, al acecho en la parte posterior de su cabeza, y discutir<text:span text:style-name="T49">emos</text:span> cómo podemos comenzar a <text:span text:style-name="T50">realizar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09:26:52.064000000</meta:creation-date>
    <dc:date>2016-01-13T22:10:32.022000000</dc:date>
    <meta:editing-duration>PT13H15M15S</meta:editing-duration>
    <meta:editing-cycles>45</meta:editing-cycles>
    <meta:generator>LibreOffice/5.0.4.2$Windows_x86 LibreOffice_project/2b9802c1994aa0b7dc6079e128979269cf95bc78</meta:generator>
    <meta:document-statistic meta:table-count="0" meta:image-count="0" meta:object-count="0" meta:page-count="6" meta:paragraph-count="54" meta:word-count="3160" meta:character-count="18723" meta:non-whitespace-character-count="15614"/>
  </office:meta>
</office:document-meta>
</file>